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368" officeooo:paragraph-rsid="001f9368"/>
    </style:style>
    <style:style style:name="P2" style:family="paragraph" style:parent-style-name="Standard">
      <style:text-properties officeooo:rsid="0023640d" officeooo:paragraph-rsid="0023640d"/>
    </style:style>
    <style:style style:name="T1" style:family="text">
      <style:text-properties officeooo:rsid="001f93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id userA查看userA所属的组等信息</text:span></text:p>
      <text:p text:style-name="P1">useradd</text:p>
      <text:p text:style-name="P1">userdel -r</text:p>
      <text:p text:style-name="P1">su – userA 切换到userA</text:p>
      <text:p text:style-name="P1">创建用户的时候自动创建同名的组，一个用户可以属于多个组</text:p>
      <text:p text:style-name="P1"/>
      <text:p text:style-name="P2">chmod o-r,o-x /project　其他用户不能进入此目录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9:15:32.165624211</meta:creation-date>
    <dc:date>2018-08-24T09:28:25.798128844</dc:date>
    <meta:editing-duration>PT12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63" meta:character-count="121" meta:non-whitespace-character-count="112"/>
  </office:meta>
</office:document-meta>
</file>